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8fdde" officeooo:paragraph-rsid="0008fdde"/>
    </style:style>
    <style:style style:name="P2" style:family="paragraph" style:parent-style-name="Preformatted_20_Text">
      <style:text-properties officeooo:rsid="000a5992" officeooo:paragraph-rsid="000a5992"/>
    </style:style>
    <style:style style:name="P3" style:family="paragraph" style:parent-style-name="Preformatted_20_Text">
      <style:text-properties fo:color="#ff3333" officeooo:rsid="000a5992" officeooo:paragraph-rsid="000d57a9" fo:background-color="#ffff00"/>
    </style:style>
    <style:style style:name="P4" style:family="paragraph" style:parent-style-name="Preformatted_20_Text">
      <style:text-properties fo:color="#ff3333" officeooo:rsid="000d57a9" officeooo:paragraph-rsid="000d57a9" fo:background-color="#ffff00"/>
    </style:style>
    <style:style style:name="T1" style:family="text">
      <style:text-properties officeooo:rsid="000bc7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pragma GCC optimize</text:p>
      <text:p text:style-name="P1">Elapsed time <text:s text:c="8"/>= <text:s text:c="5"/>26.94 (s)</text:p>
      <text:p text:style-name="P1">Grind time (us/z/c) <text:s/>= <text:s/>1.0707746 (per dom) <text:s/>( 1.0707746 overall)</text:p>
      <text:p text:style-name="P1">FOM <text:s text:c="17"/>= <text:s/>933.90336 (z/s)</text:p>
      <text:p text:style-name="P1"/>
      <text:p text:style-name="P2">#pragma GCC ivdep <text:span text:style-name="T1">(outer)</text:span></text:p>
      <text:p text:style-name="P2">Elapsed time <text:s text:c="8"/>= <text:s text:c="5"/>26.96 (s)</text:p>
      <text:p text:style-name="P2">Grind time (us/z/c) <text:s/>= <text:s/>1.0715586 (per dom) <text:s/>( 1.0715586 overall)</text:p>
      <text:p text:style-name="P2">FOM <text:s text:c="17"/>= <text:s/>933.22006 (z/s)</text:p>
      <text:p text:style-name="P2"/>
      <text:p text:style-name="P3">#pragma GCC ivdep <text:span text:style-name="T1">(inner)</text:span></text:p>
      <text:p text:style-name="P4">Elapsed time <text:s text:c="8"/>= <text:s text:c="5"/>26.81 (s)</text:p>
      <text:p text:style-name="P4">Grind time (us/z/c) <text:s/>= <text:s/>1.0652159 (per dom) <text:s/>( 1.0652159 overall)</text:p>
      <text:p text:style-name="P4">FOM <text:s text:c="17"/>= <text:s/>938.77682 (z/s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8T19:10:29.138434633</dc:date>
    <dc:creator>Friedrich Menhorn</dc:creator>
    <meta:editing-duration>PT12M35S</meta:editing-duration>
    <meta:editing-cycles>5</meta:editing-cycles>
    <meta:generator>LibreOffice/4.4.6.3$Linux_X86_64 LibreOffice_project/40m0$Build-3</meta:generator>
    <meta:document-statistic meta:table-count="0" meta:image-count="0" meta:object-count="0" meta:page-count="1" meta:paragraph-count="12" meta:word-count="68" meta:character-count="494" meta:non-whitespace-character-count="336"/>
  </office:meta>
</office:document-meta>
</file>